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8f61a"/>
    </style:style>
    <style:style style:name="P2" style:family="paragraph" style:parent-style-name="Standard" style:master-page-name="Standard">
      <style:paragraph-properties style:page-number="auto"/>
      <style:text-properties officeooo:paragraph-rsid="0018f61a"/>
    </style:style>
    <style:style style:name="T1" style:family="text">
      <style:text-properties officeooo:rsid="0018f6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reefest 1 - </text:span>conceptual questions</text:p>
      <text:p text:style-name="P1"/>
      <text:p text:style-name="P1">1. 'Who' is the head word of the clause? </text:p>
      <text:p text:style-name="P1">- the verb (phrase)</text:p>
      <text:p text:style-name="P1"/>
      <text:p text:style-name="P1">2. What is it to be the head of a constituent?</text:p>
      <text:p text:style-name="P1">- the distinguished element; the element which licences complements; the one which cannot be omited; <text:s text:c="3"/></text:p>
      <text:p text:style-name="P1"/>
      <text:p text:style-name="P1">3. If you are an element of a constituent and your are not the head you are a ........... . (go to page 13 if you don t know)</text:p>
      <text:p text:style-name="P1">- dependent </text:p>
      <text:p text:style-name="P1"/>
      <text:p text:style-name="P1">4. What are some possible CATEGORIES that a constituent may fall under?</text:p>
      <text:p text:style-name="P1">- noun, verb, adjective, adverb, prepostion, determiner etc</text:p>
      <text:p text:style-name="P1"/>
      <text:p text:style-name="P1">5. What are some possible FUNCTIONS that a constituent may have?</text:p>
      <text:p text:style-name="P1">- head, dependent <text:s/></text:p>
      <text:p text:style-name="P1"><text:s text:c="2"/>subject, predicate </text:p>
      <text:p text:style-name="P1"><text:s text:c="2"/>complement (--&gt;direct object, indirect object, predicative complement), determiner, adjunct(modifier).</text:p>
      <text:p text:style-name="P1"><text:s text:c="2"/>they should answer at the very least: head, complement, modifier, determiner</text:p>
      <text:p text:style-name="P1"><text:s/></text:p>
      <text:p text:style-name="P1">6. Imagine that (after the pandemic) you go to the movies with your crush. While you are buying popcorn s/he asks you to explain the concept of LICENSING. </text:p>
      <text:p text:style-name="P1">You have to be clear, complete and concise to impress + not bore him/her ... or else you ll have to go back to dating apps. </text:p>
      <text:p text:style-name="P1">You can use the definition in the Glossary of the book to help you.</text:p>
      <text:p text:style-name="P1">- to say that a head licences some dependent is to say that it either requires or allows that it appear in that constituent in a certain form (plural/singular, past/present etc as the case may be)</text:p>
      <text:p text:style-name="P1"/>
      <text:p text:style-name="P1">7. How is a complement different from an adjunct? (at least one of these)</text:p>
      <text:p text:style-name="P1">- a complement is licenced by its head while and adjunct isn't</text:p>
      <text:p text:style-name="P1">- a complement has a closer relation to it's head, </text:p>
      <text:p text:style-name="P1">- complements are intrumental in forming the constituents they appear in while adjuncts don't form constituents, they modify constituents which already exist </text:p>
      <text:p text:style-name="P1"/>
      <text:p text:style-name="P1">8. Give an example of a indirect object in Portuguese. Translate the clause to English. Would it be a indirect object according to the book? </text:p>
      <text:p text:style-name="P1">- 'O Zé gosta da Joana'. In PT-BR, at least in school grammar, an indirect object is a constituent which is (i) a complement of a verb; (ii) headed by a preposition. In SIEG chapter 4 and indirect</text:p>
      <text:p text:style-name="P1">object is the first NP to the right of the verb in a (ditransitive) clause such as 'Bob sent Mary a letter'. The indirect object appears as a PP complement in the alternative constuction permitted by</text:p>
      <text:p text:style-name="P1">many ditransitive verbs: Bob wrote a letter to Mary. </text:p>
      <text:p text:style-name="P1"><text:s text:c="2"/></text:p>
      <text:p text:style-name="P1">9. According to SIEG, in which type of clauses do indirect objects appear in English.</text:p>
      <text:p text:style-name="P1">- ditransitives (where both complements are NPs)</text:p>
      <text:p text:style-name="P1"/>
      <text:p text:style-name="P1">10. Use the notion of participant in an event to differentiate:</text:p>
      <text:p text:style-name="P1"><text:s/>(i) <text:s/>Mary saw a clown. ---&gt; event: x saw y ; <text:s/>participants: Mary, the seer, and a clow, the seen. </text:p>
      <text:p text:style-name="P1"><text:s/>(ii) Mary is a clown. <text:s/>---&gt; no events. Being a clown is a property that is predicated (said of) Mary.</text:p>
      <text:p text:style-name="P1"><text:soft-page-break/>What does that say about the constituent [a clown] in each clause?</text:p>
      <text:p text:style-name="P1">- in (i) it is a direct object</text:p>
      <text:p text:style-name="P1">- in (ii) it is a predicative comp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0:09:02.957521990</meta:creation-date>
    <dc:date>2021-05-11T10:10:02.563782626</dc:date>
    <meta:editing-duration>PT59S</meta:editing-duration>
    <meta:editing-cycles>1</meta:editing-cycles>
    <meta:document-statistic meta:table-count="0" meta:image-count="0" meta:object-count="0" meta:page-count="2" meta:paragraph-count="36" meta:word-count="505" meta:character-count="2808" meta:non-whitespace-character-count="2310"/>
    <meta:generator>LibreOffice/5.2.7.2$Linux_X86_64 LibreOffice_project/20m0$Build-2</meta:generator>
  </office:meta>
</office:document-meta>
</file>